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loext:fill-use-slide-background="false" draw:textarea-horizontal-align="justify" draw:textarea-vertical-align="middle" draw:auto-grow-height="false" fo:min-height="0.462cm" fo:min-width="0.924cm" loext:decorative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0c0c0" loext:fill-use-slide-background="false" draw:textarea-horizontal-align="justify" draw:textarea-vertical-align="middle" draw:auto-grow-height="false" fo:min-height="0.462cm" fo:min-width="0.924cm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0c0c0" loext:fill-use-slide-background="false" draw:textarea-horizontal-align="justify" draw:textarea-vertical-align="middle" draw:auto-grow-height="false" fo:min-height="0.462cm" fo:min-width="1.279cm" loext:decorative="false"/>
    </style:style>
    <style:style style:name="gr23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5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6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7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8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9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40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41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46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47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48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49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0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c0c0c0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P1" style:family="paragraph">
      <loext:graphic-properties draw:fill="solid" draw:fill-color="#c0c0c0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c0c0c0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cm" svg:height="1.27cm" draw:transform="rotate (1.5707963267949) translate (35.607cm 5.76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3" xml:id="id3" draw:id="id3" draw:layer="layout" svg:width="2.54cm" svg:height="0.635cm" svg:x="31.797cm" svg:y="4.809cm">
          <text:p text:style-name="P2"><text:span text:style-name="T1">REG34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54cm" svg:height="0.635cm" svg:x="38.147cm" svg:y="4.174cm">
          <text:p text:style-name="P2"><text:span text:style-name="T1">PIN_C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4cm" svg:height="0.635cm" svg:x="31.797cm" svg:y="3.539cm">
          <text:p text:style-name="P2"><text:span text:style-name="T1">COL[3:0]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29.257cm" svg:y="3.539cm">
          <text:p text:style-name="P2"><text:span text:style-name="T1">VD_REG_[23:20/15:12] 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4.337cm" svg:y1="3.856cm" svg:x2="35.607cm" svg:y2="3.857cm" draw:start-shape="id1" draw:start-glue-point="1" draw:end-shape="id2" draw:end-glue-point="8" svg:d="M34337 3856h501l268 1h501" svg:viewBox="0 0 1271 2">
          <text:p text:style-name="P4">8</text:p>
        </draw:connector>
        <draw:connector draw:style-name="gr4" draw:text-style-name="P5" draw:layer="layout" draw:type="lines" svg:x1="34.337cm" svg:y1="5.126cm" svg:x2="35.607cm" svg:y2="5.127cm" draw:start-shape="id3" draw:start-glue-point="1" draw:end-shape="id2" draw:end-glue-point="9" svg:d="M34337 5126h501l268 1h501" svg:viewBox="0 0 1271 2">
          <text:p text:style-name="P4">8</text:p>
        </draw:connector>
        <draw:connector draw:style-name="gr5" draw:text-style-name="P5" draw:layer="layout" draw:type="lines" svg:x1="36.877cm" svg:y1="4.492cm" svg:x2="38.147cm" svg:y2="4.491cm" draw:start-shape="id2" draw:start-glue-point="5" draw:end-shape="id4" draw:end-glue-point="3" svg:d="M36877 4492h502l267-1h501" svg:viewBox="0 0 1271 2">
          <text:p text:style-name="P4">8</text:p>
        </draw:connector>
        <draw:custom-shape draw:style-name="gr1" draw:text-style-name="P1" xml:id="id6" draw:id="id6" draw:layer="layout" svg:width="2.54cm" svg:height="1.27cm" draw:transform="rotate (1.5707963267949) translate (35.607cm 9.57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3" xml:id="id9" draw:id="id9" draw:layer="layout" svg:width="2.54cm" svg:height="0.635cm" svg:x="38.147cm" svg:y="7.984cm">
          <text:p text:style-name="P2"><text:span text:style-name="T1">PIN_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4cm" svg:height="0.635cm" svg:x="31.797cm" svg:y="7.349cm">
          <text:p text:style-name="P2"><text:span text:style-name="T1">AB_MUX[13:3/12:2] 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635cm" svg:x="29.257cm" svg:y="7.349cm">
          <text:p text:style-name="P6"><text:span text:style-name="T1">REG34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4.337cm" svg:y1="7.666cm" svg:x2="35.607cm" svg:y2="7.667cm" draw:start-shape="id5" draw:start-glue-point="1" draw:end-shape="id6" draw:end-glue-point="8" svg:d="M34337 7666h501l268 1h501" svg:viewBox="0 0 1271 2">
          <text:p text:style-name="P4">19</text:p>
        </draw:connector>
        <draw:connector draw:style-name="gr4" draw:text-style-name="P5" draw:layer="layout" draw:type="lines" svg:x1="31.797cm" svg:y1="12.112cm" svg:x2="33.067cm" svg:y2="9.254cm" draw:start-shape="id7" draw:start-glue-point="5" draw:end-shape="id8" draw:end-glue-point="2" svg:d="M31797 12112h502l768-2358v-500" svg:viewBox="0 0 1271 2859">
          <text:p text:style-name="P4">6</text:p>
        </draw:connector>
        <draw:connector draw:style-name="gr5" draw:text-style-name="P5" draw:layer="layout" draw:type="lines" svg:x1="36.877cm" svg:y1="8.302cm" svg:x2="38.147cm" svg:y2="8.301cm" draw:start-shape="id6" draw:start-glue-point="5" draw:end-shape="id9" draw:end-glue-point="3" svg:d="M36877 8302h502l267-1h501" svg:viewBox="0 0 1271 2">
          <text:p text:style-name="P4">19</text:p>
        </draw:connector>
        <draw:custom-shape draw:style-name="gr1" draw:text-style-name="P1" xml:id="id7" draw:id="id7" draw:layer="layout" svg:width="2.54cm" svg:height="1.27cm" draw:transform="rotate (1.5707963267949) translate (30.527cm 13.38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6" draw:text-style-name="P7" xml:id="id10" draw:id="id10" draw:layer="layout" svg:width="2.54cm" svg:height="0.635cm" svg:x="26.717cm" svg:y="11.16cm">
          <text:p text:style-name="P6"><text:span text:style-name="T1">HFLIP XOR 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9.257cm" svg:y1="11.477cm" svg:x2="30.527cm" svg:y2="11.477cm" draw:start-shape="id10" draw:start-glue-point="1" draw:end-shape="id7" draw:end-glue-point="8" svg:d="M29257 11477h501 268 501" svg:viewBox="0 0 1271 1">
          <text:p text:style-name="P4">6</text:p>
        </draw:connector>
        <draw:custom-shape draw:style-name="gr7" draw:text-style-name="P7" xml:id="id11" draw:id="id11" draw:layer="layout" svg:width="2.54cm" svg:height="0.635cm" svg:x="14.017cm" svg:y="15.287cm">
          <text:p text:style-name="P6"><text:span text:style-name="T1">PIN_VD[23:0] 24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2" draw:id="id12" draw:layer="layout" svg:width="2.54cm" svg:height="0.635cm" svg:x="17.827cm" svg:y="15.287cm">
          <text:p text:style-name="P6"><text:span text:style-name="T1">VD_REG[23:0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6.557cm" svg:y1="15.604cm" svg:x2="17.827cm" svg:y2="15.604cm" draw:start-shape="id11" draw:start-glue-point="1" draw:end-shape="id12" draw:end-glue-point="3" svg:d="M16557 15604h501 268 501" svg:viewBox="0 0 1271 1">
          <text:p text:style-name="P4">24</text:p>
        </draw:connector>
        <draw:custom-shape draw:style-name="gr9" draw:text-style-name="P7" xml:id="id13" draw:id="id13" draw:layer="layout" svg:width="2.54cm" svg:height="0.635cm" svg:x="26.717cm" svg:y="12.429cm">
          <text:p text:style-name="P6"><text:span text:style-name="T1">VFLIP XOR 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9.257cm" svg:y1="12.746cm" svg:x2="30.527cm" svg:y2="12.747cm" draw:start-shape="id13" draw:start-glue-point="1" svg:d="M29257 12746h501l769 1" svg:viewBox="0 0 1271 2">
          <text:p text:style-name="P4">6</text:p>
        </draw:connector>
        <draw:custom-shape draw:style-name="gr10" draw:text-style-name="P7" xml:id="id14" draw:id="id14" draw:layer="layout" svg:width="2.54cm" svg:height="0.635cm" svg:x="24.177cm" svg:y="12.429cm">
          <text:p text:style-name="P6"><text:span text:style-name="T1">VD_REG[2:0] 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0.367cm" svg:y1="15.604cm" svg:x2="25.447cm" svg:y2="13.064cm" draw:start-shape="id12" draw:start-glue-point="1" draw:end-shape="id14" draw:end-glue-point="2" svg:d="M20367 15604h501l4579-1967v-573" svg:viewBox="0 0 5081 2541">
          <text:p text:style-name="P4">3</text:p>
        </draw:connector>
        <draw:custom-shape draw:style-name="gr2" draw:text-style-name="P3" xml:id="id8" draw:id="id8" draw:layer="layout" svg:width="2.54cm" svg:height="0.635cm" svg:x="31.797cm" svg:y="8.619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4.337cm" svg:y1="8.936cm" svg:x2="35.607cm" svg:y2="8.937cm" draw:start-shape="id8" draw:start-glue-point="1" draw:end-shape="id6" draw:end-glue-point="9" svg:d="M34337 8936h501l268 1h501" svg:viewBox="0 0 1271 2">
          <text:p text:style-name="P4">19</text:p>
        </draw:connector>
        <draw:connector draw:style-name="gr4" draw:text-style-name="P5" draw:layer="layout" draw:type="lines" svg:x1="20.367cm" svg:y1="15.604cm" svg:x2="27.987cm" svg:y2="9.254cm" draw:start-shape="id12" draw:start-glue-point="1" draw:end-shape="id15" draw:end-glue-point="2" svg:d="M20367 15604h501l7119-5777v-573" svg:viewBox="0 0 7621 6351">
          <text:p text:style-name="P4">6</text:p>
        </draw:connector>
        <draw:custom-shape draw:style-name="gr11" draw:text-style-name="P7" xml:id="id16" draw:id="id16" draw:layer="layout" svg:width="2.54cm" svg:height="0.635cm" svg:x="29.257cm" svg:y="8.619cm">
          <text:p text:style-name="P6"><text:span text:style-name="T1">VD_REG[7:3] 5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5" draw:id="id15" draw:layer="layout" svg:width="2.54cm" svg:height="0.635cm" svg:x="26.717cm" svg:y="8.619cm">
          <text:p text:style-name="P6"><text:span text:style-name="T1">VD_REG[21:16] 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0.367cm" svg:y1="15.604cm" svg:x2="30.527cm" svg:y2="9.254cm" draw:start-shape="id12" draw:start-glue-point="1" draw:end-shape="id16" draw:end-glue-point="2" svg:d="M20367 15604h501l9659-5777v-573" svg:viewBox="0 0 10161 6351">
          <text:p text:style-name="P4">5</text:p>
        </draw:connector>
        <draw:custom-shape draw:style-name="gr13" draw:text-style-name="P7" xml:id="id53" draw:id="id53" draw:layer="layout" svg:width="2.54cm" svg:height="0.635cm" svg:x="24.177cm" svg:y="8.619cm">
          <text:p text:style-name="P6"><text:span text:style-name="T1">CA[18:17] 2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7" draw:id="id17" draw:layer="layout" svg:width="2.54cm" svg:height="0.635cm" svg:x="20.367cm" svg:y="11.159cm">
          <text:p text:style-name="P6"><text:span text:style-name="T1">RE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2.907cm" svg:y1="11.476cm" svg:x2="26.717cm" svg:y2="11.477cm" draw:start-shape="id17" draw:start-glue-point="1" draw:end-shape="id10" draw:end-glue-point="3" svg:d="M22907 11476h501l2808 1h501" svg:viewBox="0 0 3811 2">
          <text:p text:style-name="P4">6</text:p>
        </draw:connector>
        <draw:custom-shape draw:style-name="gr15" draw:text-style-name="P7" xml:id="id18" draw:id="id18" draw:layer="layout" svg:width="2.54cm" svg:height="0.635cm" svg:x="16.557cm" svg:y="11.159cm">
          <text:p text:style-name="P6"><text:span text:style-name="T1">REG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9" draw:id="id19" draw:layer="layout" svg:width="2.54cm" svg:height="0.635cm" svg:x="20.367cm" svg:y="11.159cm">
          <text:p text:style-name="P6"><text:span text:style-name="T1">RE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9.097cm" svg:y1="11.476cm" svg:x2="20.367cm" svg:y2="11.476cm" draw:start-shape="id18" draw:start-glue-point="1" draw:end-shape="id19" draw:end-glue-point="3" svg:d="M19097 11476h501 268 501" svg:viewBox="0 0 1271 1">
          <text:p text:style-name="P4">6</text:p>
        </draw:connector>
        <draw:custom-shape draw:style-name="gr17" draw:text-style-name="P7" xml:id="id20" draw:id="id20" draw:layer="layout" svg:width="2.54cm" svg:height="0.635cm" svg:x="12.747cm" svg:y="11.159cm">
          <text:p text:style-name="P6"><text:span text:style-name="T1">SCROLLX[8:3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5.287cm" svg:y1="11.476cm" svg:x2="16.557cm" svg:y2="11.476cm" draw:start-shape="id20" draw:start-glue-point="1" draw:end-shape="id18" draw:end-glue-point="3" svg:d="M15287 11476h501 268 501" svg:viewBox="0 0 1271 1">
          <text:p text:style-name="P4">6</text:p>
        </draw:connector>
        <draw:custom-shape draw:style-name="gr18" draw:text-style-name="P7" xml:id="id21" draw:id="id21" draw:layer="layout" svg:width="2.54cm" svg:height="0.635cm" svg:x="23.224cm" svg:y="15.922cm">
          <text:p text:style-name="P6"><text:span text:style-name="T1">SCROLLY[2:0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5.764cm" svg:y1="16.239cm" svg:x2="27.987cm" svg:y2="13.064cm" draw:start-shape="id21" draw:start-glue-point="1" draw:end-shape="id13" draw:end-glue-point="2" svg:d="M25764 16239h501l1722-2672v-503" svg:viewBox="0 0 2224 3176">
          <text:p text:style-name="P4">3</text:p>
        </draw:connector>
        <draw:connector draw:style-name="gr4" draw:text-style-name="P5" draw:layer="layout" draw:type="lines" svg:x1="19.097cm" svg:y1="15.922cm" svg:x2="24.177cm" svg:y2="17.827cm" draw:start-shape="id12" draw:start-glue-point="2" draw:end-shape="id22" draw:end-glue-point="8" svg:d="M19097 15922v573l4579 1332h501" svg:viewBox="0 0 5081 1906">
          <text:p text:style-name="P4">23:16</text:p>
        </draw:connector>
        <draw:connector draw:style-name="gr4" draw:text-style-name="P5" draw:layer="layout" draw:type="lines" svg:x1="19.097cm" svg:y1="15.922cm" svg:x2="24.177cm" svg:y2="19.097cm" draw:start-shape="id12" draw:start-glue-point="2" draw:end-shape="id22" draw:end-glue-point="9" svg:d="M19097 15922v573l4579 2602h501" svg:viewBox="0 0 5081 3176">
          <text:p text:style-name="P4">15:8</text:p>
        </draw:connector>
        <draw:custom-shape draw:style-name="gr19" draw:text-style-name="P1" xml:id="id22" draw:id="id22" draw:layer="layout" svg:width="2.54cm" svg:height="1.27cm" draw:transform="rotate (1.5707963267949) translate (24.177cm 19.732cm)">
          <draw:glue-point draw:id="8" svg:x="-5cm" svg:y="-2.5cm"/>
          <draw:glue-point draw:id="9" svg:x="-5cm" svg:y="2.5cm"/>
          <text:p text:style-name="P4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0" draw:text-style-name="P7" xml:id="id23" draw:id="id23" draw:layer="layout" svg:width="2.54cm" svg:height="0.635cm" svg:x="26.717cm" svg:y="18.144cm">
          <text:p text:style-name="P6"><text:span text:style-name="T1">VD_REG[23:16/15:8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5.447cm" svg:y1="18.462cm" svg:x2="26.717cm" svg:y2="18.461cm" draw:start-shape="id22" draw:start-glue-point="5" draw:end-shape="id23" draw:end-glue-point="3" svg:d="M25447 18462h502l267-1h501" svg:viewBox="0 0 1271 2">
          <text:p text:style-name="P4">8</text:p>
        </draw:connector>
        <draw:custom-shape draw:style-name="gr21" draw:text-style-name="P7" xml:id="id25" draw:id="id25" draw:layer="layout" svg:width="2.54cm" svg:height="0.635cm" svg:x="8.937cm" svg:y="14.652cm">
          <text:p text:style-name="P6"><text:span text:style-name="T1">Tile HFLIP flag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24" draw:id="id24" draw:layer="layout" svg:width="3.175cm" svg:height="1.27cm" draw:transform="rotate (1.5707963267949) translate (6.397cm 16.557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7.667cm" svg:y1="14.97cm" svg:x2="8.937cm" svg:y2="14.969cm" draw:start-shape="id24" draw:start-glue-point="5" draw:end-shape="id25" draw:end-glue-point="3" svg:d="M7667 14970h502l267-1h501" svg:viewBox="0 0 1271 2">
          <text:p text:style-name="P4"/>
        </draw:connector>
        <draw:custom-shape draw:style-name="gr23" draw:text-style-name="P7" xml:id="id26" draw:id="id26" draw:layer="layout" svg:width="3.81cm" svg:height="0.635cm" svg:x="1.317cm" svg:y="13.699cm">
          <text:p text:style-name="P6"><text:span text:style-name="T1">VD_REG_14_22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27" draw:id="id27" draw:layer="layout" svg:width="3.81cm" svg:height="0.635cm" svg:x="1.317cm" svg:y="14.334cm">
          <text:p text:style-name="P6"><text:span text:style-name="T1">VD_REG_12_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14.016cm" svg:x2="6.397cm" svg:y2="14.018cm" draw:start-shape="id26" draw:start-glue-point="1" draw:end-shape="id24" draw:end-glue-point="8" svg:d="M5127 14016h501l268 2h501" svg:viewBox="0 0 1271 3">
          <text:p text:style-name="P4"/>
        </draw:connector>
        <draw:connector draw:style-name="gr4" draw:text-style-name="P5" draw:layer="layout" draw:type="lines" svg:x1="5.127cm" svg:y1="14.651cm" svg:x2="6.397cm" svg:y2="14.653cm" draw:start-shape="id27" draw:start-glue-point="1" draw:end-shape="id24" draw:end-glue-point="10" svg:d="M5127 14651h501l268 2h501" svg:viewBox="0 0 1271 3">
          <text:p text:style-name="P4"/>
        </draw:connector>
        <draw:custom-shape draw:style-name="gr2" draw:text-style-name="P3" xml:id="id28" draw:id="id28" draw:layer="layout" svg:width="2.54cm" svg:height="0.635cm" svg:x="2.587cm" svg:y="14.969cm">
          <text:p text:style-name="P2"><text:span text:style-name="T1">COL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" draw:id="id29" draw:layer="layout" svg:width="2.54cm" svg:height="0.635cm" svg:x="2.587cm" svg:y="15.604cm">
          <text:p text:style-name="P2"><text:span text:style-name="T1">COL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15.286cm" svg:x2="6.397cm" svg:y2="15.286cm" draw:start-shape="id28" draw:start-glue-point="1" draw:end-shape="id24" draw:end-glue-point="11" svg:d="M5127 15286h501 268 501" svg:viewBox="0 0 1271 1">
          <text:p/>
        </draw:connector>
        <draw:connector draw:style-name="gr4" draw:text-style-name="P5" draw:layer="layout" draw:type="lines" svg:x1="5.127cm" svg:y1="15.921cm" svg:x2="6.397cm" svg:y2="15.921cm" draw:start-shape="id29" draw:start-glue-point="1" draw:end-shape="id24" draw:end-glue-point="9" svg:d="M5127 15921h501 268 501" svg:viewBox="0 0 1271 1">
          <text:p/>
        </draw:connector>
        <draw:custom-shape draw:style-name="gr25" draw:text-style-name="P7" xml:id="id31" draw:id="id31" draw:layer="layout" svg:width="2.54cm" svg:height="0.635cm" svg:x="8.937cm" svg:y="18.462cm">
          <text:p text:style-name="P6"><text:span text:style-name="T1">Tile VFLIP flag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30" draw:id="id30" draw:layer="layout" svg:width="3.175cm" svg:height="1.27cm" draw:transform="rotate (1.5707963267949) translate (6.397cm 20.367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7.667cm" svg:y1="18.78cm" svg:x2="8.937cm" svg:y2="18.779cm" draw:start-shape="id30" draw:start-glue-point="5" draw:end-shape="id31" draw:end-glue-point="3" svg:d="M7667 18780h502l267-1h501" svg:viewBox="0 0 1271 2">
          <text:p/>
        </draw:connector>
        <draw:custom-shape draw:style-name="gr26" draw:text-style-name="P7" xml:id="id32" draw:id="id32" draw:layer="layout" svg:width="3.81cm" svg:height="0.635cm" svg:x="1.317cm" svg:y="17.509cm">
          <text:p text:style-name="P6"><text:span text:style-name="T1">VD_REG_15_23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33" draw:id="id33" draw:layer="layout" svg:width="3.81cm" svg:height="0.635cm" svg:x="1.317cm" svg:y="18.144cm">
          <text:p text:style-name="P6"><text:span text:style-name="T1">VD_REG_13_2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17.826cm" svg:x2="6.397cm" svg:y2="17.828cm" draw:start-shape="id32" draw:start-glue-point="1" draw:end-shape="id30" draw:end-glue-point="8" svg:d="M5127 17826h501l268 2h501" svg:viewBox="0 0 1271 3">
          <text:p/>
        </draw:connector>
        <draw:connector draw:style-name="gr4" draw:text-style-name="P5" draw:layer="layout" draw:type="lines" svg:x1="5.127cm" svg:y1="18.461cm" svg:x2="6.397cm" svg:y2="18.463cm" draw:start-shape="id33" draw:start-glue-point="1" draw:end-shape="id30" draw:end-glue-point="10" svg:d="M5127 18461h501l268 2h501" svg:viewBox="0 0 1271 3">
          <text:p/>
        </draw:connector>
        <draw:custom-shape draw:style-name="gr2" draw:text-style-name="P3" xml:id="id34" draw:id="id34" draw:layer="layout" svg:width="2.54cm" svg:height="0.635cm" svg:x="2.587cm" svg:y="18.779cm">
          <text:p text:style-name="P2"><text:span text:style-name="T1">COL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5" draw:id="id35" draw:layer="layout" svg:width="2.54cm" svg:height="0.635cm" svg:x="2.587cm" svg:y="19.414cm">
          <text:p text:style-name="P2"><text:span text:style-name="T1">COL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19.096cm" svg:x2="6.397cm" svg:y2="19.096cm" draw:start-shape="id34" draw:start-glue-point="1" draw:end-shape="id30" draw:end-glue-point="11" svg:d="M5127 19096h501 268 501" svg:viewBox="0 0 1271 1">
          <text:p/>
        </draw:connector>
        <draw:connector draw:style-name="gr4" draw:text-style-name="P5" draw:layer="layout" draw:type="lines" svg:x1="5.127cm" svg:y1="19.731cm" svg:x2="6.397cm" svg:y2="19.731cm" draw:start-shape="id35" draw:start-glue-point="1" draw:end-shape="id30" draw:end-glue-point="9" svg:d="M5127 19731h501 268 501" svg:viewBox="0 0 1271 1">
          <text:p/>
        </draw:connector>
        <draw:custom-shape draw:style-name="gr19" draw:text-style-name="P1" xml:id="id36" draw:id="id36" draw:layer="layout" svg:width="2.54cm" svg:height="1.27cm" draw:transform="rotate (1.5707963267949) translate (6.397cm 4.49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8" draw:text-style-name="P7" xml:id="id37" draw:id="id37" draw:layer="layout" svg:width="2.54cm" svg:height="0.635cm" svg:x="8.937cm" svg:y="2.904cm">
          <text:p text:style-name="P6"><text:span text:style-name="T1">COL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667cm" svg:y1="3.222cm" svg:x2="8.937cm" svg:y2="3.221cm" draw:start-shape="id36" draw:start-glue-point="5" draw:end-shape="id37" draw:end-glue-point="3" svg:d="M7667 3222h502l267-1h501" svg:viewBox="0 0 1271 2">
          <text:p text:style-name="P4"/>
        </draw:connector>
        <draw:connector draw:style-name="gr3" draw:text-style-name="P5" draw:layer="layout" draw:type="lines" svg:x1="5.127cm" svg:y1="2.586cm" svg:x2="6.397cm" svg:y2="2.587cm" draw:start-shape="id38" draw:start-glue-point="1" draw:end-shape="id36" draw:end-glue-point="8" svg:d="M5127 2586h501l268 1h501" svg:viewBox="0 0 1271 2">
          <text:p text:style-name="P4"/>
        </draw:connector>
        <draw:custom-shape draw:style-name="gr2" draw:text-style-name="P3" xml:id="id39" draw:id="id39" draw:layer="layout" svg:width="2.54cm" svg:height="0.635cm" svg:x="2.587cm" svg:y="3.539cm">
          <text:p text:style-name="P2"><text:span text:style-name="T1">LU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3.856cm" svg:x2="6.397cm" svg:y2="3.857cm" draw:start-shape="id39" draw:start-glue-point="1" draw:end-shape="id36" draw:end-glue-point="9" svg:d="M5127 3856h501l268 1h501" svg:viewBox="0 0 1271 2">
          <text:p text:style-name="P4"/>
        </draw:connector>
        <draw:custom-shape draw:style-name="gr29" draw:text-style-name="P7" xml:id="id38" draw:id="id38" draw:layer="layout" svg:width="3.81cm" svg:height="0.635cm" svg:x="1.317cm" svg:y="2.269cm">
          <text:p text:style-name="P6"><text:span text:style-name="T1">VD_REG_11_29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40" draw:id="id40" draw:layer="layout" svg:width="2.54cm" svg:height="1.27cm" draw:transform="rotate (1.5707963267949) translate (6.397cm 7.03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30" draw:text-style-name="P7" xml:id="id41" draw:id="id41" draw:layer="layout" svg:width="2.54cm" svg:height="0.635cm" svg:x="8.937cm" svg:y="5.444cm">
          <text:p text:style-name="P6"><text:span text:style-name="T1">COL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667cm" svg:y1="5.762cm" svg:x2="8.937cm" svg:y2="5.761cm" draw:start-shape="id40" draw:start-glue-point="5" draw:end-shape="id41" draw:end-glue-point="3" svg:d="M7667 5762h502l267-1h501" svg:viewBox="0 0 1271 2">
          <text:p/>
        </draw:connector>
        <draw:connector draw:style-name="gr3" draw:text-style-name="P5" draw:layer="layout" draw:type="lines" svg:x1="5.127cm" svg:y1="5.126cm" svg:x2="6.397cm" svg:y2="5.127cm" draw:start-shape="id42" draw:start-glue-point="1" draw:end-shape="id40" draw:end-glue-point="8" svg:d="M5127 5126h501l268 1h501" svg:viewBox="0 0 1271 2">
          <text:p/>
        </draw:connector>
        <draw:custom-shape draw:style-name="gr2" draw:text-style-name="P3" xml:id="id43" draw:id="id43" draw:layer="layout" svg:width="2.54cm" svg:height="0.635cm" svg:x="2.587cm" svg:y="6.079cm">
          <text:p text:style-name="P2"><text:span text:style-name="T1">LU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6.396cm" svg:x2="6.397cm" svg:y2="6.397cm" draw:start-shape="id43" draw:start-glue-point="1" draw:end-shape="id40" draw:end-glue-point="9" svg:d="M5127 6396h501l268 1h501" svg:viewBox="0 0 1271 2">
          <text:p/>
        </draw:connector>
        <draw:custom-shape draw:style-name="gr31" draw:text-style-name="P7" xml:id="id42" draw:id="id42" draw:layer="layout" svg:width="3.81cm" svg:height="0.635cm" svg:x="1.317cm" svg:y="4.809cm">
          <text:p text:style-name="P6"><text:span text:style-name="T1">VD_REG_10_18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44" draw:id="id44" draw:layer="layout" svg:width="2.54cm" svg:height="1.27cm" draw:transform="rotate (1.5707963267949) translate (6.397cm 9.57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32" draw:text-style-name="P7" xml:id="id45" draw:id="id45" draw:layer="layout" svg:width="2.54cm" svg:height="0.635cm" svg:x="8.937cm" svg:y="7.984cm">
          <text:p text:style-name="P6"><text:span text:style-name="T1">COL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667cm" svg:y1="8.302cm" svg:x2="8.937cm" svg:y2="8.301cm" draw:start-shape="id44" draw:start-glue-point="5" draw:end-shape="id45" draw:end-glue-point="3" svg:d="M7667 8302h502l267-1h501" svg:viewBox="0 0 1271 2">
          <text:p/>
        </draw:connector>
        <draw:connector draw:style-name="gr3" draw:text-style-name="P5" draw:layer="layout" draw:type="lines" svg:x1="5.127cm" svg:y1="7.666cm" svg:x2="6.397cm" svg:y2="7.667cm" draw:start-shape="id46" draw:start-glue-point="1" draw:end-shape="id44" draw:end-glue-point="8" svg:d="M5127 7666h501l268 1h501" svg:viewBox="0 0 1271 2">
          <text:p/>
        </draw:connector>
        <draw:custom-shape draw:style-name="gr2" draw:text-style-name="P3" xml:id="id47" draw:id="id47" draw:layer="layout" svg:width="2.54cm" svg:height="0.635cm" svg:x="2.587cm" svg:y="8.619cm">
          <text:p text:style-name="P2"><text:span text:style-name="T1">LU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8.936cm" svg:x2="6.397cm" svg:y2="8.937cm" draw:start-shape="id47" draw:start-glue-point="1" draw:end-shape="id44" draw:end-glue-point="9" svg:d="M5127 8936h501l268 1h501" svg:viewBox="0 0 1271 2">
          <text:p/>
        </draw:connector>
        <draw:custom-shape draw:style-name="gr33" draw:text-style-name="P7" xml:id="id46" draw:id="id46" draw:layer="layout" svg:width="3.81cm" svg:height="0.635cm" svg:x="1.317cm" svg:y="7.349cm">
          <text:p text:style-name="P6"><text:span text:style-name="T1">VD_REG_9_17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48" draw:id="id48" draw:layer="layout" svg:width="2.54cm" svg:height="1.27cm" draw:transform="rotate (1.5707963267949) translate (6.397cm 12.11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34" draw:text-style-name="P7" xml:id="id49" draw:id="id49" draw:layer="layout" svg:width="2.54cm" svg:height="0.635cm" svg:x="8.937cm" svg:y="10.524cm">
          <text:p text:style-name="P6"><text:span text:style-name="T1">COL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667cm" svg:y1="10.842cm" svg:x2="8.937cm" svg:y2="10.841cm" draw:start-shape="id48" draw:start-glue-point="5" draw:end-shape="id49" draw:end-glue-point="3" svg:d="M7667 10842h502l267-1h501" svg:viewBox="0 0 1271 2">
          <text:p/>
        </draw:connector>
        <draw:connector draw:style-name="gr3" draw:text-style-name="P5" draw:layer="layout" draw:type="lines" svg:x1="5.127cm" svg:y1="10.206cm" svg:x2="6.397cm" svg:y2="10.207cm" draw:start-shape="id50" draw:start-glue-point="1" draw:end-shape="id48" draw:end-glue-point="8" svg:d="M5127 10206h501l268 1h501" svg:viewBox="0 0 1271 2">
          <text:p/>
        </draw:connector>
        <draw:custom-shape draw:style-name="gr2" draw:text-style-name="P3" xml:id="id51" draw:id="id51" draw:layer="layout" svg:width="2.54cm" svg:height="0.635cm" svg:x="2.587cm" svg:y="11.159cm">
          <text:p text:style-name="P2"><text:span text:style-name="T1">LU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11.476cm" svg:x2="6.397cm" svg:y2="11.477cm" draw:start-shape="id51" draw:start-glue-point="1" draw:end-shape="id48" draw:end-glue-point="9" svg:d="M5127 11476h501l268 1h501" svg:viewBox="0 0 1271 2">
          <text:p/>
        </draw:connector>
        <draw:custom-shape draw:style-name="gr35" draw:text-style-name="P7" xml:id="id50" draw:id="id50" draw:layer="layout" svg:width="3.81cm" svg:height="0.635cm" svg:x="1.317cm" svg:y="9.889cm">
          <text:p text:style-name="P6"><text:span text:style-name="T1">VD_REG_8_16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52" draw:id="id52" draw:layer="layout" svg:width="2.54cm" svg:height="1.27cm" draw:transform="rotate (1.5707963267949) translate (20.367cm 6.079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21.637cm" svg:y1="4.809cm" svg:x2="25.447cm" svg:y2="9.254cm" draw:start-shape="id52" draw:start-glue-point="5" draw:end-shape="id53" draw:end-glue-point="2" svg:d="M21637 4809h502l3308 4945v-500" svg:viewBox="0 0 3811 4946">
          <text:p/>
        </draw:connector>
        <draw:connector draw:style-name="gr3" draw:text-style-name="P5" draw:layer="layout" draw:type="lines" svg:x1="19.097cm" svg:y1="15.287cm" svg:x2="20.367cm" svg:y2="4.174cm" draw:start-shape="id12" draw:start-glue-point="0" draw:end-shape="id52" draw:end-glue-point="8" svg:d="M19097 15287v-516l769-10597h501" svg:viewBox="0 0 1271 11114">
          <text:p text:style-name="P4">23</text:p>
        </draw:connector>
        <draw:custom-shape draw:style-name="gr2" draw:text-style-name="P3" xml:id="id54" draw:id="id54" draw:layer="layout" svg:width="2.54cm" svg:height="0.635cm" svg:x="16.557cm" svg:y="5.126cm">
          <text:p text:style-name="P2"><text:span text:style-name="T1">LU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9.097cm" svg:y1="5.443cm" svg:x2="20.367cm" svg:y2="5.444cm" draw:start-shape="id54" draw:start-glue-point="1" draw:end-shape="id52" draw:end-glue-point="9" svg:d="M19097 5443h501l268 1h501" svg:viewBox="0 0 1271 2">
          <text:p/>
        </draw:connector>
        <draw:custom-shape draw:style-name="gr19" draw:text-style-name="P1" xml:id="id55" draw:id="id55" draw:layer="layout" svg:width="2.54cm" svg:height="1.27cm" draw:transform="rotate (1.5707963267949) translate (20.367cm 8.619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21.637cm" svg:y1="7.349cm" svg:x2="25.447cm" svg:y2="9.254cm" draw:start-shape="id55" draw:start-glue-point="5" draw:end-shape="id53" draw:end-glue-point="2" svg:d="M21637 7349h502l3308 2405v-500" svg:viewBox="0 0 3811 2406">
          <text:p/>
        </draw:connector>
        <draw:connector draw:style-name="gr3" draw:text-style-name="P5" draw:layer="layout" draw:type="lines" svg:x1="19.097cm" svg:y1="15.287cm" svg:x2="20.367cm" svg:y2="6.714cm" draw:start-shape="id12" draw:start-glue-point="0" draw:end-shape="id55" draw:end-glue-point="8" svg:d="M19097 15287v-516l769-8057h501" svg:viewBox="0 0 1271 8574">
          <text:p text:style-name="P4">22</text:p>
        </draw:connector>
        <draw:custom-shape draw:style-name="gr2" draw:text-style-name="P3" xml:id="id56" draw:id="id56" draw:layer="layout" svg:width="2.54cm" svg:height="0.635cm" svg:x="16.557cm" svg:y="7.666cm">
          <text:p text:style-name="P2"><text:span text:style-name="T1">LU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9.097cm" svg:y1="7.983cm" svg:x2="20.367cm" svg:y2="7.984cm" draw:start-shape="id56" draw:start-glue-point="1" draw:end-shape="id55" draw:end-glue-point="9" svg:d="M19097 7983h501l268 1h501" svg:viewBox="0 0 1271 2">
          <text:p/>
        </draw:connector>
        <draw:custom-shape draw:style-name="gr1" draw:text-style-name="P1" xml:id="id57" draw:id="id57" draw:layer="layout" svg:width="2.54cm" svg:height="1.27cm" draw:transform="rotate (1.5707963267949) translate (35.607cm 17.19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3" xml:id="id58" draw:id="id58" draw:layer="layout" svg:width="2.54cm" svg:height="0.635cm" svg:x="38.147cm" svg:y="15.604cm">
          <text:p text:style-name="P2"><text:span text:style-name="T1">PIN_VRC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6.877cm" svg:y1="15.922cm" svg:x2="38.147cm" svg:y2="15.921cm" draw:start-shape="id57" draw:start-glue-point="5" draw:end-shape="id58" draw:end-glue-point="3" svg:d="M36877 15922h502l267-1h501" svg:viewBox="0 0 1271 2">
          <text:p/>
        </draw:connector>
        <draw:custom-shape draw:style-name="gr2" draw:text-style-name="P3" xml:id="id59" draw:id="id59" draw:layer="layout" svg:width="2.54cm" svg:height="0.635cm" svg:x="31.797cm" svg:y="14.969cm">
          <text:p text:style-name="P2"><text:span text:style-name="T1">LU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4.337cm" svg:y1="15.286cm" svg:x2="35.607cm" svg:y2="15.287cm" draw:start-shape="id59" draw:start-glue-point="1" draw:end-shape="id57" draw:end-glue-point="8" svg:d="M34337 15286h501l268 1h501" svg:viewBox="0 0 1271 2">
          <text:p/>
        </draw:connector>
        <draw:custom-shape draw:style-name="gr2" draw:text-style-name="P3" xml:id="id60" draw:id="id60" draw:layer="layout" svg:width="2.54cm" svg:height="0.635cm" svg:x="31.797cm" svg:y="16.239cm">
          <text:p text:style-name="P2"><text:span text:style-name="T1">REG36[0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4.337cm" svg:y1="16.556cm" svg:x2="35.607cm" svg:y2="16.557cm" draw:start-shape="id60" draw:start-glue-point="1" draw:end-shape="id57" draw:end-glue-point="9" svg:d="M34337 16556h501l268 1h501" svg:viewBox="0 0 1271 2">
          <text:p/>
        </draw:connector>
        <draw:custom-shape draw:style-name="gr1" draw:text-style-name="P1" xml:id="id61" draw:id="id61" draw:layer="layout" svg:width="2.54cm" svg:height="1.27cm" draw:transform="rotate (1.5707963267949) translate (35.607cm 21.002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3" xml:id="id62" draw:id="id62" draw:layer="layout" svg:width="2.54cm" svg:height="0.635cm" svg:x="38.147cm" svg:y="19.414cm">
          <text:p text:style-name="P2"><text:span text:style-name="T1">PIN_VRC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6.877cm" svg:y1="19.732cm" svg:x2="38.147cm" svg:y2="19.731cm" draw:start-shape="id61" draw:start-glue-point="5" draw:end-shape="id62" draw:end-glue-point="3" svg:d="M36877 19732h502l267-1h501" svg:viewBox="0 0 1271 2">
          <text:p/>
        </draw:connector>
        <draw:custom-shape draw:style-name="gr2" draw:text-style-name="P3" xml:id="id63" draw:id="id63" draw:layer="layout" svg:width="2.54cm" svg:height="0.635cm" svg:x="31.797cm" svg:y="18.779cm">
          <text:p text:style-name="P2"><text:span text:style-name="T1">LU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4.337cm" svg:y1="19.096cm" svg:x2="35.607cm" svg:y2="19.097cm" draw:start-shape="id63" draw:start-glue-point="1" draw:end-shape="id61" draw:end-glue-point="8" svg:d="M34337 19096h501l268 1h501" svg:viewBox="0 0 1271 2">
          <text:p/>
        </draw:connector>
        <draw:custom-shape draw:style-name="gr2" draw:text-style-name="P3" xml:id="id64" draw:id="id64" draw:layer="layout" svg:width="2.54cm" svg:height="0.635cm" svg:x="31.797cm" svg:y="20.049cm">
          <text:p text:style-name="P2"><text:span text:style-name="T1">REG36[1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4.337cm" svg:y1="20.366cm" svg:x2="35.607cm" svg:y2="20.367cm" draw:start-shape="id64" draw:start-glue-point="1" draw:end-shape="id61" draw:end-glue-point="9" svg:d="M34337 20366h501l268 1h501" svg:viewBox="0 0 1271 2">
          <text:p/>
        </draw:connector>
        <draw:custom-shape draw:style-name="gr36" draw:text-style-name="P7" xml:id="id66" draw:id="id66" draw:layer="layout" svg:width="2.54cm" svg:height="0.635cm" svg:x="13.383cm" svg:y="34.972cm">
          <text:p text:style-name="P6"><text:span text:style-name="T1">LU[3:0]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65" draw:id="id65" draw:layer="layout" svg:width="3.175cm" svg:height="1.27cm" draw:transform="rotate (1.5707963267949) translate (10.843cm 36.877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12.113cm" svg:y1="35.29cm" svg:x2="13.383cm" svg:y2="35.289cm" draw:start-shape="id65" draw:start-glue-point="5" draw:end-shape="id66" draw:end-glue-point="3" svg:d="M12113 35290h502l267-1h501" svg:viewBox="0 0 1271 2">
          <text:p text:style-name="P4">4</text:p>
        </draw:connector>
        <draw:custom-shape draw:style-name="gr37" draw:text-style-name="P7" xml:id="id67" draw:id="id67" draw:layer="layout" svg:width="3.81cm" svg:height="0.635cm" svg:x="5.763cm" svg:y="34.019cm">
          <text:p text:style-name="P6"><text:span text:style-name="T1">REG38[3:0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9.573cm" svg:y1="34.336cm" svg:x2="10.843cm" svg:y2="34.338cm" draw:start-shape="id67" draw:start-glue-point="1" draw:end-shape="id65" draw:end-glue-point="8" svg:d="M9573 34336h501l268 2h501" svg:viewBox="0 0 1271 3">
          <text:p/>
        </draw:connector>
        <draw:connector draw:style-name="gr4" draw:text-style-name="P5" draw:layer="layout" draw:type="lines" svg:x1="9.573cm" svg:y1="34.971cm" svg:x2="10.843cm" svg:y2="34.973cm" draw:start-shape="id68" draw:start-glue-point="1" draw:end-shape="id65" draw:end-glue-point="10" svg:d="M9573 34971h501l268 2h501" svg:viewBox="0 0 1271 3">
          <text:p/>
        </draw:connector>
        <draw:connector draw:style-name="gr4" draw:text-style-name="P5" draw:layer="layout" draw:type="lines" svg:x1="9.573cm" svg:y1="35.606cm" svg:x2="10.843cm" svg:y2="35.606cm" draw:start-shape="id69" draw:start-glue-point="1" draw:end-shape="id65" draw:end-glue-point="11" svg:d="M9573 35606h501 268 501" svg:viewBox="0 0 1271 1">
          <text:p/>
        </draw:connector>
        <draw:connector draw:style-name="gr4" draw:text-style-name="P5" draw:layer="layout" draw:type="lines" svg:x1="9.573cm" svg:y1="36.241cm" svg:x2="10.843cm" svg:y2="36.241cm" draw:start-shape="id70" draw:start-glue-point="1" draw:end-shape="id65" draw:end-glue-point="9" svg:d="M9573 36241h501 268 501" svg:viewBox="0 0 1271 1">
          <text:p/>
        </draw:connector>
        <draw:custom-shape draw:style-name="gr38" draw:text-style-name="P7" xml:id="id68" draw:id="id68" draw:layer="layout" svg:width="3.81cm" svg:height="0.635cm" svg:x="5.763cm" svg:y="34.654cm">
          <text:p text:style-name="P6"><text:span text:style-name="T1">REG38[7:4]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69" draw:id="id69" draw:layer="layout" svg:width="3.81cm" svg:height="0.635cm" svg:x="5.763cm" svg:y="35.289cm">
          <text:p text:style-name="P6"><text:span text:style-name="T1">REG38[11:8]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xml:id="id70" draw:id="id70" draw:layer="layout" svg:width="3.81cm" svg:height="0.635cm" svg:x="5.763cm" svg:y="35.924cm">
          <text:p text:style-name="P6"><text:span text:style-name="T1">REG38[15:12]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71" draw:id="id71" draw:layer="layout" svg:width="3.175cm" svg:height="1.27cm" draw:transform="rotate (1.5707963267949) translate (9.255cm 33.385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10.525cm" svg:y1="31.798cm" svg:x2="11.479cm" svg:y2="34.099cm" draw:start-shape="id71" draw:start-glue-point="5" draw:end-shape="id65" draw:end-glue-point="4" svg:d="M10525 31798h502l452 1402v899" svg:viewBox="0 0 955 2302">
          <text:p text:style-name="P4">2</text:p>
        </draw:connector>
        <draw:connector draw:style-name="gr4" draw:text-style-name="P5" draw:layer="layout" draw:type="lines" svg:x1="7.985cm" svg:y1="30.844cm" svg:x2="9.255cm" svg:y2="30.846cm" draw:start-shape="id72" draw:start-glue-point="1" draw:end-shape="id71" draw:end-glue-point="8" svg:d="M7985 30844h500l269 2h501" svg:viewBox="0 0 1271 3">
          <text:p/>
        </draw:connector>
        <draw:connector draw:style-name="gr4" draw:text-style-name="P5" draw:layer="layout" draw:type="lines" svg:x1="7.985cm" svg:y1="31.479cm" svg:x2="9.255cm" svg:y2="31.481cm" draw:start-shape="id73" draw:start-glue-point="1" draw:end-shape="id71" draw:end-glue-point="10" svg:d="M7985 31479h500l269 2h501" svg:viewBox="0 0 1271 3">
          <text:p/>
        </draw:connector>
        <draw:connector draw:style-name="gr4" draw:text-style-name="P5" draw:layer="layout" draw:type="lines" svg:x1="7.985cm" svg:y1="32.432cm" svg:x2="9.255cm" svg:y2="32.114cm" draw:start-shape="id74" draw:start-glue-point="1" draw:end-shape="id71" draw:end-glue-point="11" svg:d="M7985 32432h500l269-318h501" svg:viewBox="0 0 1271 319">
          <text:p/>
        </draw:connector>
        <draw:connector draw:style-name="gr4" draw:text-style-name="P5" draw:layer="layout" draw:type="lines" svg:x1="7.985cm" svg:y1="32.432cm" svg:x2="9.255cm" svg:y2="32.749cm" draw:start-shape="id74" draw:start-glue-point="1" draw:end-shape="id71" draw:end-glue-point="9" svg:d="M7985 32432h500l269 317h501" svg:viewBox="0 0 1271 318">
          <text:p/>
        </draw:connector>
        <draw:custom-shape draw:style-name="gr41" draw:text-style-name="P7" xml:id="id75" draw:id="id75" draw:layer="layout" svg:width="2.54cm" svg:height="0.635cm" svg:x="8.62cm" svg:y="28.94cm">
          <text:p text:style-name="P6"><text:span text:style-name="T1">REG4[2:1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9.89cm" svg:y1="29.575cm" svg:x2="9.891cm" svg:y2="30.607cm" draw:start-shape="id75" draw:start-glue-point="2" draw:end-shape="id71" draw:end-glue-point="4" svg:d="M9890 29575v500l1-367v899" svg:viewBox="0 0 2 1033">
          <text:p/>
        </draw:connector>
        <draw:custom-shape draw:style-name="gr42" draw:text-style-name="P7" xml:id="id72" draw:id="id72" draw:layer="layout" svg:width="4.445cm" svg:height="0.635cm" svg:x="3.54cm" svg:y="30.527cm">
          <text:p text:style-name="P6"><text:span text:style-name="T1">VD_REG[19:18/11:10]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xml:id="id73" draw:id="id73" draw:layer="layout" svg:width="4.445cm" svg:height="0.635cm" svg:x="3.54cm" svg:y="31.162cm">
          <text:p text:style-name="P6"><text:span text:style-name="T1">VD_REG[17:16/9:8]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xml:id="id74" draw:id="id74" draw:layer="layout" svg:width="4.445cm" svg:height="0.635cm" svg:x="3.54cm" svg:y="32.115cm">
          <text:p text:style-name="P6"><text:span text:style-name="T1">VD_REG[23:22]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77" draw:id="id77" draw:layer="layout" svg:width="2.54cm" svg:height="0.635cm" svg:x="8.937cm" svg:y="24.812cm"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1" xml:id="id76" draw:id="id76" draw:layer="layout" svg:width="3.175cm" svg:height="1.27cm" draw:transform="rotate (1.5707963267949) translate (6.397cm 26.717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7.667cm" svg:y1="25.13cm" svg:x2="8.937cm" svg:y2="25.129cm" draw:start-shape="id76" draw:start-glue-point="5" draw:end-shape="id77" draw:end-glue-point="3" svg:d="M7667 25130h502l267-1h501" svg:viewBox="0 0 1271 2">
          <text:p/>
        </draw:connector>
        <draw:custom-shape draw:style-name="gr46" draw:text-style-name="P7" xml:id="id78" draw:id="id78" draw:layer="layout" svg:width="2.54cm" svg:height="0.635cm" svg:x="2.587cm" svg:y="23.859cm">
          <text:p text:style-name="P6"><text:span text:style-name="T1">REG8[0]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xml:id="id79" draw:id="id79" draw:layer="layout" svg:width="2.54cm" svg:height="0.635cm" svg:x="2.587cm" svg:y="24.494cm">
          <text:p text:style-name="P6"><text:span text:style-name="T1">REG8[1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24.176cm" svg:x2="6.397cm" svg:y2="24.178cm" draw:start-shape="id78" draw:start-glue-point="1" draw:end-shape="id76" draw:end-glue-point="8" svg:d="M5127 24176h501l268 2h501" svg:viewBox="0 0 1271 3">
          <text:p/>
        </draw:connector>
        <draw:connector draw:style-name="gr4" draw:text-style-name="P5" draw:layer="layout" draw:type="lines" svg:x1="5.127cm" svg:y1="24.811cm" svg:x2="6.397cm" svg:y2="24.813cm" draw:start-shape="id79" draw:start-glue-point="1" draw:end-shape="id76" draw:end-glue-point="10" svg:d="M5127 24811h501l268 2h501" svg:viewBox="0 0 1271 3">
          <text:p/>
        </draw:connector>
        <draw:custom-shape draw:style-name="gr2" draw:text-style-name="P3" xml:id="id80" draw:id="id80" draw:layer="layout" svg:width="2.54cm" svg:height="0.635cm" svg:x="2.587cm" svg:y="25.129cm">
          <text:p text:style-name="P6"><text:span text:style-name="T1">REG8[2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1" draw:id="id81" draw:layer="layout" svg:width="2.54cm" svg:height="0.635cm" svg:x="2.587cm" svg:y="25.764cm">
          <text:p text:style-name="P6"><text:span text:style-name="T1">REG8[3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5.127cm" svg:y1="25.446cm" svg:x2="6.397cm" svg:y2="25.446cm" draw:start-shape="id80" draw:start-glue-point="1" draw:end-shape="id76" draw:end-glue-point="11" svg:d="M5127 25446h501 268 501" svg:viewBox="0 0 1271 1">
          <text:p/>
        </draw:connector>
        <draw:connector draw:style-name="gr4" draw:text-style-name="P5" draw:layer="layout" draw:type="lines" svg:x1="5.127cm" svg:y1="26.081cm" svg:x2="6.397cm" svg:y2="26.081cm" draw:start-shape="id81" draw:start-glue-point="1" draw:end-shape="id76" draw:end-glue-point="9" svg:d="M5127 26081h501 268 501" svg:viewBox="0 0 1271 1">
          <text:p/>
        </draw:connector>
        <draw:custom-shape draw:style-name="gr48" draw:text-style-name="P7" xml:id="id82" draw:id="id82" draw:layer="layout" svg:width="2.54cm" svg:height="0.635cm" svg:x="5.762cm" svg:y="21.955cm">
          <text:p text:style-name="P6"><text:span text:style-name="T1">Layer #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032cm" svg:y1="22.59cm" svg:x2="7.033cm" svg:y2="23.939cm" draw:start-shape="id82" draw:start-glue-point="2" draw:end-shape="id76" draw:end-glue-point="4" svg:d="M7032 22590v500l1-50v899" svg:viewBox="0 0 2 1350">
          <text:p/>
        </draw:connector>
        <draw:custom-shape draw:style-name="gr49" draw:text-style-name="P7" xml:id="id84" draw:id="id84" draw:layer="layout" svg:width="2.54cm" svg:height="0.635cm" svg:x="18.78cm" svg:y="24.8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83" draw:id="id83" draw:layer="layout" svg:width="3.175cm" svg:height="1.27cm" draw:transform="rotate (1.5707963267949) translate (16.24cm 26.717cm)">
          <draw:glue-point draw:id="8" svg:x="-5cm" svg:y="-2.998cm"/>
          <draw:glue-point draw:id="9" svg:x="-5cm" svg:y="3.001cm"/>
          <draw:glue-point draw:id="10" svg:x="-5cm" svg:y="-0.998cm"/>
          <draw:glue-point draw:id="11" svg:x="-5cm" svg:y="1.00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onnector draw:style-name="gr4" draw:text-style-name="P5" draw:layer="layout" draw:type="lines" svg:x1="17.51cm" svg:y1="25.13cm" svg:x2="18.78cm" svg:y2="25.129cm" draw:start-shape="id83" draw:start-glue-point="5" draw:end-shape="id84" draw:end-glue-point="3" svg:d="M17510 25130h502l267-1h501" svg:viewBox="0 0 1271 2">
          <text:p/>
        </draw:connector>
        <draw:custom-shape draw:style-name="gr50" draw:text-style-name="P7" xml:id="id85" draw:id="id85" draw:layer="layout" svg:width="2.54cm" svg:height="0.635cm" svg:x="12.43cm" svg:y="23.859cm">
          <text:p text:style-name="P6"><text:span text:style-name="T1">REG8[4]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xml:id="id86" draw:id="id86" draw:layer="layout" svg:width="2.54cm" svg:height="0.635cm" svg:x="12.43cm" svg:y="24.494cm">
          <text:p text:style-name="P6"><text:span text:style-name="T1">REG8[5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4.97cm" svg:y1="24.176cm" svg:x2="16.24cm" svg:y2="24.178cm" draw:start-shape="id85" draw:start-glue-point="1" draw:end-shape="id83" draw:end-glue-point="8" svg:d="M14970 24176h501l268 2h501" svg:viewBox="0 0 1271 3">
          <text:p/>
        </draw:connector>
        <draw:connector draw:style-name="gr4" draw:text-style-name="P5" draw:layer="layout" draw:type="lines" svg:x1="14.97cm" svg:y1="24.811cm" svg:x2="16.24cm" svg:y2="24.813cm" draw:start-shape="id86" draw:start-glue-point="1" draw:end-shape="id83" draw:end-glue-point="10" svg:d="M14970 24811h501l268 2h501" svg:viewBox="0 0 1271 3">
          <text:p/>
        </draw:connector>
        <draw:custom-shape draw:style-name="gr52" draw:text-style-name="P7" xml:id="id87" draw:id="id87" draw:layer="layout" svg:width="2.54cm" svg:height="0.635cm" svg:x="12.43cm" svg:y="25.129cm">
          <text:p text:style-name="P6"><text:span text:style-name="T1">REG8[6]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xml:id="id88" draw:id="id88" draw:layer="layout" svg:width="2.54cm" svg:height="0.635cm" svg:x="12.43cm" svg:y="25.764cm">
          <text:p text:style-name="P6"><text:span text:style-name="T1">REG8[7]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4.97cm" svg:y1="25.446cm" svg:x2="16.24cm" svg:y2="25.446cm" draw:start-shape="id87" draw:start-glue-point="1" draw:end-shape="id83" draw:end-glue-point="11" svg:d="M14970 25446h501 268 501" svg:viewBox="0 0 1271 1">
          <text:p/>
        </draw:connector>
        <draw:connector draw:style-name="gr4" draw:text-style-name="P5" draw:layer="layout" draw:type="lines" svg:x1="14.97cm" svg:y1="26.081cm" svg:x2="16.24cm" svg:y2="26.081cm" draw:start-shape="id88" draw:start-glue-point="1" draw:end-shape="id83" draw:end-glue-point="9" svg:d="M14970 26081h501 268 501" svg:viewBox="0 0 1271 1">
          <text:p/>
        </draw:connector>
        <draw:custom-shape draw:style-name="gr54" draw:text-style-name="P7" xml:id="id89" draw:id="id89" draw:layer="layout" svg:width="2.54cm" svg:height="0.635cm" svg:x="15.605cm" svg:y="21.955cm">
          <text:p text:style-name="P6"><text:span text:style-name="T1">Layer #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6.875cm" svg:y1="22.59cm" svg:x2="16.876cm" svg:y2="23.939cm" draw:start-shape="id89" draw:start-glue-point="2" draw:end-shape="id83" draw:end-glue-point="4" svg:d="M16875 22590v500l1-50v899" svg:viewBox="0 0 2 1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3T00:39:06.850979500</meta:creation-date>
    <meta:generator>LibreOffice/25.2.7.2$Windows_X86_64 LibreOffice_project/5cbfd1ab6520636bb5f7b99185aa69bd7456825d</meta:generator>
    <dc:date>2026-03-23T06:19:50.665764800</dc:date>
    <meta:editing-duration>PT5H7M31S</meta:editing-duration>
    <meta:editing-cycles>59</meta:editing-cycles>
    <meta:document-statistic meta:object-count="168"/>
  </office:meta>
</office:document-meta>
</file>